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1c51" officeooo:paragraph-rsid="000bfc75"/>
    </style:style>
    <style:style style:name="P3" style:family="paragraph" style:parent-style-name="Standard">
      <style:text-properties officeooo:rsid="00079136" officeooo:paragraph-rsid="00071c51"/>
    </style:style>
    <style:style style:name="P4" style:family="paragraph" style:parent-style-name="Standard">
      <style:text-properties officeooo:rsid="00079136" officeooo:paragraph-rsid="00079136"/>
    </style:style>
    <style:style style:name="P5" style:family="paragraph" style:parent-style-name="Standard">
      <style:text-properties officeooo:rsid="000bfc75" officeooo:paragraph-rsid="000bfc75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1c51" officeooo:paragraph-rsid="000c4c3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11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8f9c2"/>
    </style:style>
    <style:style style:name="T4" style:family="text">
      <style:text-properties officeooo:rsid="000bfc75"/>
    </style:style>
    <style:style style:name="T5" style:family="text">
      <style:text-properties officeooo:rsid="000c4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 Divisional <text:span text:style-name="T4">Magistrate</text:span></text:p>
      <text:p text:style-name="P5">SDM Office</text:p>
      <text:p text:style-name="P1">Darya Ganj</text:p>
      <text:p text:style-name="P1">New Delhi – 110002</text:p>
      <text:p text:style-name="P1"/>
      <text:p text:style-name="P4"/>
      <text:p text:style-name="P4">August 10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3"/>
      <text:p text:style-name="P3"/>
      <text:p text:style-name="P1"/>
      <text:p text:style-name="P1">Subject: Request for a ‘no <text:span text:style-name="T3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7"/>
      <text:p text:style-name="P7">Dear Sir/Ma’am</text:p>
      <text:p text:style-name="P7"/>
      <text:p text:style-name="P7"/>
      <text:p text:style-name="P7"/>
      <text:p text:style-name="P8">I am required to produce<text:note text:id="ftn0" text:note-class="footnote"><text:note-citation>1</text:note-citation><text:note-body><text:p text:style-name="P11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5">in</text:span> Quantum Information <text:span text:style-name="T5">from Université libre de Bruxelles</text:span>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7"/>
      <text:p text:style-name="P9"/>
      <text:p text:style-name="P9"/>
      <text:p text:style-name="P9"/>
      <text:p text:style-name="P9"/>
      <text:p text:style-name="P9"/>
      <text:p text:style-name="P7"/>
      <text:p text:style-name="P9">Sincerely</text:p>
      <text:p text:style-name="P9"/>
      <text:p text:style-name="P9"/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9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10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21:23.684843211</dc:date>
    <meta:editing-duration>PT17M3S</meta:editing-duration>
    <meta:editing-cycles>7</meta:editing-cycles>
    <meta:generator>LibreOffice/5.1.3.2$Linux_X86_64 LibreOffice_project/10m0$Build-2</meta:generator>
    <meta:document-statistic meta:table-count="0" meta:image-count="0" meta:object-count="0" meta:page-count="1" meta:paragraph-count="16" meta:word-count="128" meta:character-count="864" meta:non-whitespace-character-count="750"/>
  </office:meta>
</office:document-meta>
</file>